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3" table:default-cell-style-name="ce1"/>
        <table:table-row table:style-name="ro1">
          <table:table-cell office:value-type="string" calcext:value-type="string">
            <text:p>Language</text:p>
          </table:table-cell>
          <table:table-cell table:style-name="ce1" office:value-type="string" calcext:value-type="string">
            <text:p>Last modified time</text:p>
          </table:table-cell>
          <table:table-cell office:value-type="string" calcext:value-type="string">
            <text:p>What is your profession? <text:s/></text:p>
          </table:table-cell>
          <table:table-cell office:value-type="string" calcext:value-type="string">
            <text:p>Where do you currently work?</text:p>
          </table:table-cell>
          <table:table-cell office:value-type="string" calcext:value-type="string">
            <text:p>What is your role within your organization?</text:p>
          </table:table-cell>
          <table:table-cell office:value-type="string" calcext:value-type="string">
            <text:p>How many years of experience do you have in mental health care or research?</text:p>
          </table:table-cell>
          <table:table-cell office:value-type="string" calcext:value-type="string">
            <text:p>First-episode psychosis (before establishing a long-term diagnosis)</text:p>
          </table:table-cell>
          <table:table-cell office:value-type="string" calcext:value-type="string">
            <text:p>Depressive disorders (prescribed neuroleptics as augmentation)</text:p>
          </table:table-cell>
          <table:table-cell office:value-type="string" calcext:value-type="string">
            <text:p>Bipolar disorder (long-term neuroleptic treatment for mood stabilization)</text:p>
          </table:table-cell>
          <table:table-cell office:value-type="string" calcext:value-type="string">
            <text:p>Non-specified psychotic or mood disorders (diagnosis unclear or evolving)</text:p>
          </table:table-cell>
          <table:table-cell office:value-type="string" calcext:value-type="string">
            <text:p>Neuroleptics prescribed off-label (e.g., insomnia, anxiety, personality disorders)</text:p>
          </table:table-cell>
          <table:table-cell office:value-type="string" calcext:value-type="string">
            <text:p>Neuroleptics used in elderly patients (dementia-related agitation, behavioral management)</text:p>
          </table:table-cell>
          <table:table-cell office:value-type="string" calcext:value-type="string">
            <text:p>Long-term neuroleptic use in institutionalized patients (e.g., chronic hospitalization, group homes)</text:p>
          </table:table-cell>
          <table:table-cell office:value-type="string" calcext:value-type="string">
            <text:p>Pediatric and adolescent patients (under 18 years old)</text:p>
          </table:table-cell>
          <table:table-cell office:value-type="string" calcext:value-type="string">
            <text:p>Patients with histories of trauma and abuse (where symptoms may be trauma-related)</text:p>
          </table:table-cell>
          <table:table-cell office:value-type="string" calcext:value-type="string">
            <text:p>First-episode psychosis (before long-term diagnosis is established)</text:p>
          </table:table-cell>
          <table:table-cell office:value-type="string" calcext:value-type="string">
            <text:p>Depressive disorders (where neuroleptics are prescribed as augmentation)</text:p>
          </table:table-cell>
          <table:table-cell office:value-type="string" calcext:value-type="string">
            <text:p>Bipolar disorder (long-term medication for mood stabilization)</text:p>
          </table:table-cell>
          <table:table-cell office:value-type="string" calcext:value-type="string">
            <text:p>Non-specified psychotic or mood disorders (diagnosis unclear or evolving)2</text:p>
          </table:table-cell>
          <table:table-cell office:value-type="string" calcext:value-type="string">
            <text:p>Neuroleptics prescribed off-label (e.g., insomnia, anxiety, personality disorders)2</text:p>
          </table:table-cell>
          <table:table-cell office:value-type="string" calcext:value-type="string">
            <text:p>Neuroleptics used in elderly patients (dementia-related agitation, behavioral management)2</text:p>
          </table:table-cell>
          <table:table-cell office:value-type="string" calcext:value-type="string">
            <text:p>Long-term neuroleptic use in institutionalized patients (chronic hospitalization, group homes)</text:p>
          </table:table-cell>
          <table:table-cell office:value-type="string" calcext:value-type="string">
            <text:p>Pediatric and adolescent patients (under 18 years old)2</text:p>
          </table:table-cell>
          <table:table-cell office:value-type="string" calcext:value-type="string">
            <text:p>Patients with histories of trauma and abuse (where symptoms may be trauma-related)2</text:p>
          </table:table-cell>
          <table:table-cell office:value-type="string" calcext:value-type="string">
            <text:p>Have you received formal training on deprescribing strategies and shared decision-making?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Ambulancias;</text:p>
          </table:table-cell>
          <table:table-cell office:value-type="string" calcext:value-type="string">
            <text:p>Técnico De Emergencias Sanitarias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table:number-columns-repeated="8" office:value-type="string" calcext:value-type="string">
            <text:p>Oppose Deprescribing</text:p>
          </table:table-cell>
          <table:table-cell office:value-type="string" calcext:value-type="string">
            <text:p>Cautious About Patient-Led Decisions</text:p>
          </table:table-cell>
          <table:table-cell table:number-columns-repeated="8" office:value-type="string" calcext:value-type="string">
            <text:p>Oppos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 table:number-columns-repeated="2"/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aestro de taller;</text:p>
          </table:table-cell>
          <table:table-cell office:value-type="string" calcext:value-type="string">
            <text:p>Centro de Rehabilitación Laboral;</text:p>
          </table:table-cell>
          <table:table-cell office:value-type="string" calcext:value-type="string">
            <text:p>Maestro de taller;</text:p>
          </table:table-cell>
          <table:table-cell office:value-type="string" calcext:value-type="string">
            <text:p>1–5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Less than 1 year 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Private practice;</text:p>
          </table:table-cell>
          <table:table-cell office:value-type="string" calcext:value-type="string">
            <text:p>CEO;</text:p>
          </table:table-cell>
          <table:table-cell office:value-type="string" calcext:value-type="string">
            <text:p>6–1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Social Worker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DIRECCIÓN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Community mental health center;Llar Residencia;</text:p>
          </table:table-cell>
          <table:table-cell office:value-type="string" calcext:value-type="string">
            <text:p>Coordinadora/psicóloga;</text:p>
          </table:table-cell>
          <table:table-cell office:value-type="string" calcext:value-type="string">
            <text:p>1–5 years</text:p>
          </table:table-cell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5" office:value-type="string" calcext:value-type="string">
            <text:p>Strongly Support Deprescribing</text:p>
          </table:table-cell>
          <table:table-cell table:number-columns-repeated="4" office:value-type="string" calcext:value-type="string">
            <text:p>Support with Clinician Guidance</text:p>
          </table:table-cell>
          <table:table-cell table:number-columns-repeated="5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Cautious About Deprescribing</text:p>
          </table:table-cell>
          <table:table-cell table:number-columns-repeated="7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General Practitioner (Primary Care);</text:p>
          </table:table-cell>
          <table:table-cell office:value-type="string" calcext:value-type="string">
            <text:p>Primary care setting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6–10 years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7"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table:number-columns-repeated="2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/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Agente de apoyo mutuo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Apoyo mutuo;</text:p>
          </table:table-cell>
          <table:table-cell office:value-type="string" calcext:value-type="string">
            <text:p>6–1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6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Oppose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Mental Health Researcher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Cautious Abou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rivate hospital or clinic;Community mental health center;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rivate hospital or clinic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Cautious About Patient-Led Decisions</text:p>
          </table:table-cell>
          <table:table-cell table:number-columns-repeated="2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Administrator or policy advisor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/>
          <table:table-cell table:number-columns-repeated="4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dical Doctor (Other Specializations)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Oppose Deprescribing</text:p>
          </table:table-cell>
          <table:table-cell table:number-columns-repeated="5" office:value-type="string" calcext:value-type="string">
            <text:p>Cautious About Patient-Led Decisions</text:p>
          </table:table-cell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trongly Support</text:p>
          </table:table-cell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8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5" office:value-type="string" calcext:value-type="string">
            <text:p>Strongly Support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Educator or trainer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Tengo formación superior en el ámbito audiovisual;</text:p>
          </table:table-cell>
          <table:table-cell office:value-type="string" calcext:value-type="string">
            <text:p>Trabajos en el ámbito rural;</text:p>
          </table:table-cell>
          <table:table-cell office:value-type="string" calcext:value-type="string">
            <text:p>Empleado;</text:p>
          </table:table-cell>
          <table:table-cell office:value-type="string" calcext:value-type="string">
            <text:p>6–1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Administrator or policy advisor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table:number-columns-repeated="5" office:value-type="string" calcext:value-type="string">
            <text:p>Strongly Support Deprescribing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–5 years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Cautious Abou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Técnica Integración social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Educadora acompañamiento a personas ;</text:p>
          </table:table-cell>
          <table:table-cell office:value-type="string" calcext:value-type="string">
            <text:p>6–1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He leído algunas cosas y participado de alguna sesión de informativa o de diálogo abierto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dical Doctor (Other Specializations);</text:p>
          </table:table-cell>
          <table:table-cell office:value-type="string" calcext:value-type="string">
            <text:p>Retired;</text:p>
          </table:table-cell>
          <table:table-cell office:value-type="string" calcext:value-type="string">
            <text:p>Retired author and activist;</text:p>
          </table:table-cell>
          <table:table-cell office:value-type="string" calcext:value-type="string">
            <text:p>11–20 years</text:p>
          </table:table-cell>
          <table:table-cell table:number-columns-repeated="6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trongly Support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As a non psychiatrist, I had training on shared decision-making onl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Educator or trainer;</text:p>
          </table:table-cell>
          <table:table-cell office:value-type="string" calcext:value-type="string">
            <text:p>6–10 years</text:p>
          </table:table-cell>
          <table:table-cell table:number-columns-repeated="4" office:value-type="string" calcext:value-type="string">
            <text:p>Strongly Suppor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University or research institution;Private hospital or clinic;</text:p>
          </table:table-cell>
          <table:table-cell office:value-type="string" calcext:value-type="string">
            <text:p>Clinical practitioner (direct patient care);Researcher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7" office:value-type="string" calcext:value-type="string">
            <text:p>Oppose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eer supporter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Peer supporter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table:number-columns-repeated="6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6"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Educator or trainer;</text:p>
          </table:table-cell>
          <table:table-cell office:value-type="string" calcext:value-type="string">
            <text:p>1–5 years</text:p>
          </table:table-cell>
          <table:table-cell table:number-columns-repeated="6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dical Doctor (Other Specializations)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–5 years</text:p>
          </table:table-cell>
          <table:table-cell table:number-columns-repeated="5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4" office:value-type="string" calcext:value-type="string">
            <text:p>Strongly Support</text:p>
          </table:table-cell>
          <table:table-cell table:number-columns-repeated="3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I have training and 23+ years experience in shared decision making with patients &amp; other Stakeholders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dical Doctor (Other Specializations);</text:p>
          </table:table-cell>
          <table:table-cell office:value-type="string" calcext:value-type="string">
            <text:p>Private hospital or clinic;</text:p>
          </table:table-cell>
          <table:table-cell office:value-type="string" calcext:value-type="string">
            <text:p>Clinical practitioner (direct patient care);Researcher;Educator or trainer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Strongly Support Deprescribing</text:p>
          </table:table-cell>
          <table:table-cell table:number-columns-repeated="6" office:value-type="string" calcext:value-type="string">
            <text:p>Support with Clinician Guidanc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Joint Clinician / Research Role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Social Worker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Equipo tratamiento asertivo comunitario;Private hospital or clinic;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Chairperson Association Tapering Medication;</text:p>
          </table:table-cell>
          <table:table-cell office:value-type="string" calcext:value-type="string">
            <text:p>At home and at congresses etc.;</text:p>
          </table:table-cell>
          <table:table-cell office:value-type="string" calcext:value-type="string">
            <text:p>chairperson;</text:p>
          </table:table-cell>
          <table:table-cell office:value-type="string" calcext:value-type="string">
            <text:p>6–10 years</text:p>
          </table:table-cell>
          <table:table-cell table:number-columns-repeated="9" office:value-type="string" calcext:value-type="string">
            <text:p>Neutral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Autodidact; research, articles, congresses, patients experiences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Educator or trainer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Educadora 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Educator or trainer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4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Psychologist;General Practitioner (Primary Care);Antropólogo SOCIOCULTURAL ;</text:p>
          </table:table-cell>
          <table:table-cell office:value-type="string" calcext:value-type="string">
            <text:p>Private hospital or clinic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Oppose Deprescribing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Oppos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Oppos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dical Doctor (Other Specializations);</text:p>
          </table:table-cell>
          <table:table-cell office:value-type="string" calcext:value-type="string">
            <text:p>Public hospital;University or research institution;</text:p>
          </table:table-cell>
          <table:table-cell office:value-type="string" calcext:value-type="string">
            <text:p>Clinical practitioner (direct patient care);Educator or trainer;Researcher;Administrator or policy advisor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Oppose Deprescribing</text:p>
          </table:table-cell>
          <table:table-cell table:number-columns-repeated="3"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Oppos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Globally online -- independent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More than 20 years</text:p>
          </table:table-cell>
          <table:table-cell table:number-columns-repeated="5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rivate hospital or clinic;</text:p>
          </table:table-cell>
          <table:table-cell office:value-type="string" calcext:value-type="string">
            <text:p>Clinical practitioner (direct patient care);Researcher;Coordinador;</text:p>
          </table:table-cell>
          <table:table-cell office:value-type="string" calcext:value-type="string">
            <text:p>More than 20 years</text:p>
          </table:table-cell>
          <table:table-cell table:number-columns-repeated="7"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/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trongly Support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Strongly Support</text:p>
          </table:table-cell>
          <table:table-cell/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Educator or trainer;Researcher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5" office:value-type="string" calcext:value-type="string">
            <text:p>Support in Specific Cases</text:p>
          </table:table-cell>
          <table:table-cell office:value-type="string" calcext:value-type="string">
            <text:p>Cautious About Patient-Led Decisions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Antropólogo Médico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Profesional salud mental;</text:p>
          </table:table-cell>
          <table:table-cell office:value-type="string" calcext:value-type="string">
            <text:p>11–20 years</text:p>
          </table:table-cell>
          <table:table-cell table:number-columns-repeated="4" office:value-type="string" calcext:value-type="string">
            <text:p>Support in Specific Cases</text:p>
          </table:table-cell>
          <table:table-cell table:number-columns-repeated="5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table:number-columns-repeated="5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/>
          <table:table-cell table:number-columns-repeated="4"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Imparto este tipo de formacion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ostdoctoral Research Scholar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6–10 years</text:p>
          </table:table-cell>
          <table:table-cell table:number-columns-repeated="3"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retired NHS psychiatrist;</text:p>
          </table:table-cell>
          <table:table-cell office:value-type="string" calcext:value-type="string">
            <text:p>I am retired;</text:p>
          </table:table-cell>
          <table:table-cell office:value-type="string" calcext:value-type="string">
            <text:p>I worked as a Consultant in Psychiatry for older adults;</text:p>
          </table:table-cell>
          <table:table-cell office:value-type="string" calcext:value-type="string">
            <text:p>More than 20 year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Human Rights advocate for patients abused in the psychiatric mental health system.;</text:p>
          </table:table-cell>
          <table:table-cell office:value-type="string" calcext:value-type="string">
            <text:p>Citizens Commission on Human Rights;</text:p>
          </table:table-cell>
          <table:table-cell office:value-type="string" calcext:value-type="string">
            <text:p>Documenter of psychiatric fraud and abuse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https://www.cchrstl.org/documents/ComingOffPsychDrugsHarmReductGuide.pdf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table:number-columns-repeated="5" office:value-type="string" calcext:value-type="string">
            <text:p>Support in Specific Cases</text:p>
          </table:table-cell>
          <table:table-cell office:value-type="string" calcext:value-type="string">
            <text:p>Cautious About Patient-Led Decisions</text:p>
          </table:table-cell>
          <table:table-cell table:number-columns-repeated="7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Educator or trainer;</text:p>
          </table:table-cell>
          <table:table-cell office:value-type="string" calcext:value-type="string">
            <text:p>More than 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Researcher (Philosophy of Psychiatry and Social Philosophy)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7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harmacist;</text:p>
          </table:table-cell>
          <table:table-cell office:value-type="string" calcext:value-type="string">
            <text:p>Servicios centrales de un servicio regional de salud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6–10 year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table:number-columns-repeated="7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Researcher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Neutral</text:p>
          </table:table-cell>
          <table:table-cell table:number-columns-repeated="5" office:value-type="string" calcext:value-type="string">
            <text:p>Strongly Support Deprescribing</text:p>
          </table:table-cell>
          <table:table-cell office:value-type="string" calcext:value-type="string">
            <text:p>Neutral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–5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5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ENT doctor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Less than 1 year </text:p>
          </table:table-cell>
          <table:table-cell table:number-columns-repeated="9" office:value-type="string" calcext:value-type="string">
            <text:p>Neutral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office:value-type="string" calcext:value-type="string">
            <text:p>Cautious About Patient-Led Decisions</text:p>
          </table:table-cell>
          <table:table-cell table:number-columns-repeated="7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UCA ;</text:p>
          </table:table-cell>
          <table:table-cell office:value-type="string" calcext:value-type="string">
            <text:p>Clinical practitioner (direct patient care);Researcher;Educator or trainer;</text:p>
          </table:table-cell>
          <table:table-cell office:value-type="string" calcext:value-type="string">
            <text:p>More than 20 years</text:p>
          </table:table-cell>
          <table:table-cell/>
          <table:table-cell table:number-columns-repeated="4"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Support with Clinician Guidance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Que es deprescripción? No prescribir? O solo es un palabreo 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Recent PhD defense;</text:p>
          </table:table-cell>
          <table:table-cell office:value-type="string" calcext:value-type="string">
            <text:p>Unemployed;</text:p>
          </table:table-cell>
          <table:table-cell office:value-type="string" calcext:value-type="string">
            <text:p>Researcher;Recent PhD 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2" office:value-type="string" calcext:value-type="string">
            <text:p>Strongly Support Deprescribing</text:p>
          </table:table-cell>
          <table:table-cell office:value-type="string" calcext:value-type="string">
            <text:p>Cautious About Patient-Led Decisions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table:number-columns-repeated="3" office:value-type="string" calcext:value-type="string">
            <text:p>Cautious About Patient-Led Decisions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table:number-columns-repeated="9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Clinical practitioner (direct patient care);Co-coordinadora;</text:p>
          </table:table-cell>
          <table:table-cell office:value-type="string" calcext:value-type="string">
            <text:p>More than 20 years</text:p>
          </table:table-cell>
          <table:table-cell table:number-columns-repeated="5"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4" office:value-type="string" calcext:value-type="string">
            <text:p>Support with Clinician Guidance</text:p>
          </table:table-cell>
          <table:table-cell table:number-columns-repeated="4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Cautious About Deprescribing</text:p>
          </table:table-cell>
          <table:table-cell table:number-columns-repeated="5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 table:number-columns-repeated="2"/>
          <table:table-cell office:value-type="string" calcext:value-type="string">
            <text:p>Non-governmental organization (NGO);</text:p>
          </table:table-cell>
          <table:table-cell/>
          <table:table-cell office:value-type="string" calcext:value-type="string">
            <text:p>More than 20 years</text:p>
          </table:table-cell>
          <table:table-cell table:number-columns-repeated="7" office:value-type="string" calcext:value-type="string">
            <text:p>Cautious About Deprescribing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trongly Support</text:p>
          </table:table-cell>
          <table:table-cell table:number-columns-repeated="3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Oppose</text:p>
          </table:table-cell>
          <table:table-cell table:number-columns-repeated="3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Researcher;</text:p>
          </table:table-cell>
          <table:table-cell office:value-type="string" calcext:value-type="string">
            <text:p>University or research institution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table:number-columns-repeated="4" office:value-type="string" calcext:value-type="string">
            <text:p>Neutral</text:p>
          </table:table-cell>
          <table:table-cell table:number-columns-repeated="2"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eer to Peer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–5 years</text:p>
          </table:table-cell>
          <table:table-cell table:number-columns-repeated="9" office:value-type="string" calcext:value-type="string">
            <text:p>Neutral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Community mental health center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Cautious About Deprescribing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utious About Patient-Led Decisions</text:p>
          </table:table-cell>
          <table:table-cell table:number-columns-repeated="2"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, I have received training on deprescribing psychiatric medications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Mental Health Nurse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Supervisora de enfermería;</text:p>
          </table:table-cell>
          <table:table-cell office:value-type="string" calcext:value-type="string">
            <text:p>1–5 years</text:p>
          </table:table-cell>
          <table:table-cell office:value-type="string" calcext:value-type="string">
            <text:p>Oppose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Cautious About Deprescribing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Cautious About Patient-Led Decisions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Tècnica d'Observatori de Drets en Salut Mental, Federació Veus;</text:p>
          </table:table-cell>
          <table:table-cell office:value-type="string" calcext:value-type="string">
            <text:p>Federació Catalana d’Entitats de Salut Mental en 1ª Persona – VEUS;</text:p>
          </table:table-cell>
          <table:table-cell office:value-type="string" calcext:value-type="string">
            <text:p>Administrator or policy advisor;</text:p>
          </table:table-cell>
          <table:table-cell office:value-type="string" calcext:value-type="string">
            <text:p>6–10 years</text:p>
          </table:table-cell>
          <table:table-cell table:number-columns-repeated="6"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9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nglish (United States)‎</text:p>
          </table:table-cell>
          <table:table-cell/>
          <table:table-cell office:value-type="string" calcext:value-type="string">
            <text:p>Mental Health Researcher;Social Worker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Researcher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office:value-type="string" calcext:value-type="string">
            <text:p>Cautious Abou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Strongly Support Deprescribing</text:p>
          </table:table-cell>
          <table:table-cell table:number-columns-repeated="3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Social Worker;</text:p>
          </table:table-cell>
          <table:table-cell office:value-type="string" calcext:value-type="string">
            <text:p>Non-governmental organization (NGO);</text:p>
          </table:table-cell>
          <table:table-cell office:value-type="string" calcext:value-type="string">
            <text:p>Researcher;Educator or trainer;Responsable de proyectos y innovación;</text:p>
          </table:table-cell>
          <table:table-cell office:value-type="string" calcext:value-type="string">
            <text:p>6–10 years</text:p>
          </table:table-cell>
          <table:table-cell office:value-type="string" calcext:value-type="string">
            <text:p>Cautious About Deprescribing</text:p>
          </table:table-cell>
          <table:table-cell table:number-columns-repeated="3" office:value-type="string" calcext:value-type="string">
            <text:p>Support in Specific Cases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table:number-columns-repeated="9" office:value-type="string" calcext:value-type="string">
            <text:p>Support with Clinician Guidance</text:p>
          </table:table-cell>
          <table:table-cell office:value-type="string" calcext:value-type="string">
            <text:p>Yes, I have received training on shared decision-making in psychiatry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iatr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11–20 years</text:p>
          </table:table-cell>
          <table:table-cell office:value-type="string" calcext:value-type="string">
            <text:p>Cautious About Deprescribing</text:p>
          </table:table-cell>
          <table:table-cell table:number-columns-repeated="4" office:value-type="string" calcext:value-type="string">
            <text:p>Support in Specific Case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4"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table:number-columns-repeated="2"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No, I have not received formal training on either;</text:p>
          </table:table-cell>
        </table:table-row>
        <table:table-row table:style-name="ro1">
          <table:table-cell office:value-type="string" calcext:value-type="string">
            <text:p>Español (España, alfabetización internacional)</text:p>
          </table:table-cell>
          <table:table-cell/>
          <table:table-cell office:value-type="string" calcext:value-type="string">
            <text:p>Psychologist;</text:p>
          </table:table-cell>
          <table:table-cell office:value-type="string" calcext:value-type="string">
            <text:p>Public hospital;</text:p>
          </table:table-cell>
          <table:table-cell office:value-type="string" calcext:value-type="string">
            <text:p>Clinical practitioner (direct patient care);</text:p>
          </table:table-cell>
          <table:table-cell office:value-type="string" calcext:value-type="string">
            <text:p>More than 20 years</text:p>
          </table:table-cell>
          <table:table-cell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table:number-columns-repeated="2" office:value-type="string" calcext:value-type="string">
            <text:p>Support in Specific Cases</text:p>
          </table:table-cell>
          <table:table-cell office:value-type="string" calcext:value-type="string">
            <text:p>Strongly Support Deprescribing</text:p>
          </table:table-cell>
          <table:table-cell office:value-type="string" calcext:value-type="string">
            <text:p>Support in Specific Cases</text:p>
          </table:table-cell>
          <table:table-cell table:number-columns-repeated="3" office:value-type="string" calcext:value-type="string">
            <text:p>Strongly Support Deprescribing</text:p>
          </table:table-cell>
          <table:table-cell office:value-type="string" calcext:value-type="string">
            <text:p>Support with Clinician Guidance</text:p>
          </table:table-cell>
          <table:table-cell table:number-columns-repeated="2" office:value-type="string" calcext:value-type="string">
            <text:p>Strongly Support</text:p>
          </table:table-cell>
          <table:table-cell office:value-type="string" calcext:value-type="string">
            <text:p>Support with Clinician Guidance</text:p>
          </table:table-cell>
          <table:table-cell office:value-type="string" calcext:value-type="string">
            <text:p>Strongly Support</text:p>
          </table:table-cell>
          <table:table-cell office:value-type="string" calcext:value-type="string">
            <text:p>Cautious About Patient-Led Decisions</text:p>
          </table:table-cell>
          <table:table-cell table:number-columns-repeated="3" office:value-type="string" calcext:value-type="string">
            <text:p>Strongly Support</text:p>
          </table:table-cell>
          <table:table-cell office:value-type="string" calcext:value-type="string">
            <text:p>Yes, I have received training on deprescribing psychiatric medications;Yes, I have received training on shared decision-making in psychiatry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8:04:12.611051277</meta:creation-date>
    <dc:date>2025-06-27T18:04:44.608828705</dc:date>
    <meta:editing-duration>PT33S</meta:editing-duration>
    <meta:editing-cycles>1</meta:editing-cycles>
    <meta:document-statistic meta:table-count="1" meta:cell-count="2153" meta:object-count="0"/>
    <meta:generator>LibreOffice/24.2.7.2$Linux_X86_64 LibreOffice_project/420$Build-2</meta:generator>
  </office:meta>
</office:document-meta>
</file>